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</style:style>
    <style:style style:name="T594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5505232899M</text:p>
        </text:list-item>
        <text:list-item>
          <text:p text:style-name="P307">BR2421579422152</text:p>
        </text:list-item>
        <text:list-item>
          <text:p text:style-name="P308">BR2490586185570</text:p>
        </text:list-item>
        <text:list-item>
          <text:p text:style-name="P309">BR246949847875P</text:p>
        </text:list-item>
        <text:list-item>
          <text:p text:style-name="P310">BR242270030147U</text:p>
        </text:list-item>
        <text:list-item>
          <text:p text:style-name="P311">BR2474573334500</text:p>
        </text:list-item>
        <text:list-item>
          <text:p text:style-name="P312">BR243639270354W</text:p>
        </text:list-item>
        <text:list-item>
          <text:p text:style-name="P313">BR2454194446884</text:p>
        </text:list-item>
        <text:list-item>
          <text:p text:style-name="P314">BR2463672540290</text:p>
        </text:list-item>
        <text:list-item>
          <text:p text:style-name="P315">BR2446921228118</text:p>
        </text:list-item>
        <text:list-item>
          <text:p text:style-name="P316">BR246248472617M</text:p>
        </text:list-item>
        <text:list-item>
          <text:p text:style-name="P317">BR240716388789G</text:p>
        </text:list-item>
        <text:list-item>
          <text:p text:style-name="P318">BR240324145255T</text:p>
        </text:list-item>
        <text:list-item>
          <text:p text:style-name="P319">BR243800699000I</text:p>
        </text:list-item>
        <text:list-item>
          <text:p text:style-name="P320">BR242468718950U</text:p>
        </text:list-item>
        <text:list-item>
          <text:p text:style-name="P321">BR248277615742V</text:p>
        </text:list-item>
        <text:list-item>
          <text:p text:style-name="P322">BR241448601187S</text:p>
        </text:list-item>
        <text:list-item>
          <text:p text:style-name="P323">BR243372418944E</text:p>
        </text:list-item>
        <text:list-item>
          <text:p text:style-name="P324">BR240846756087Q</text:p>
        </text:list-item>
        <text:list-item>
          <text:p text:style-name="P325">BR246762121239Y</text:p>
        </text:list-item>
        <text:list-item>
          <text:p text:style-name="P326">BR246608420877J</text:p>
        </text:list-item>
        <text:list-item>
          <text:p text:style-name="P327">BR246438442655Z</text:p>
        </text:list-item>
        <text:list-item>
          <text:p text:style-name="P328">BR247583048462D</text:p>
        </text:list-item>
        <text:list-item>
          <text:p text:style-name="P329">BR249934037810N</text:p>
        </text:list-item>
        <text:list-item>
          <text:p text:style-name="P330">BR249441233662H</text:p>
        </text:list-item>
        <text:list-item>
          <text:p text:style-name="P331">BR246032249567F</text:p>
        </text:list-item>
        <text:list-item>
          <text:p text:style-name="P332">BR246246937052G</text:p>
        </text:list-item>
        <text:list-item>
          <text:p text:style-name="P333">BR240081898926D</text:p>
        </text:list-item>
        <text:list-item>
          <text:p text:style-name="P334">BR2447791080211</text:p>
        </text:list-item>
        <text:list-item>
          <text:p text:style-name="P335">BR247194870485N</text:p>
        </text:list-item>
        <text:list-item>
          <text:p text:style-name="P336">BR245955927101Y</text:p>
        </text:list-item>
        <text:list-item>
          <text:p text:style-name="P337">BR244262738980I</text:p>
        </text:list-item>
        <text:list-item>
          <text:p text:style-name="P338">BR240394964982E</text:p>
        </text:list-item>
        <text:list-item>
          <text:p text:style-name="P339">BR245817760665S</text:p>
        </text:list-item>
        <text:list-item>
          <text:p text:style-name="P340">BR244243333778F</text:p>
        </text:list-item>
        <text:list-item>
          <text:p text:style-name="P341">BR245686714152J</text:p>
        </text:list-item>
        <text:list-item>
          <text:p text:style-name="P342">BR2473808121117</text:p>
        </text:list-item>
        <text:list-item>
          <text:p text:style-name="P343">BR246423318529V</text:p>
        </text:list-item>
        <text:list-item>
          <text:p text:style-name="P344">BR242583106916X</text:p>
        </text:list-item>
        <text:list-item>
          <text:p text:style-name="P345">BR2434727182361</text:p>
        </text:list-item>
        <text:list-item>
          <text:p text:style-name="P346">BR244853858169Z</text:p>
        </text:list-item>
        <text:list-item>
          <text:p text:style-name="P347">BR243568323201T</text:p>
        </text:list-item>
        <text:list-item>
          <text:p text:style-name="P348">BR2419124028829</text:p>
        </text:list-item>
        <text:list-item>
          <text:p text:style-name="P349">BR2423687569042</text:p>
        </text:list-item>
        <text:list-item>
          <text:p text:style-name="P350">BR246878141221O</text:p>
        </text:list-item>
        <text:list-item>
          <text:p text:style-name="P351">BR244669479602T</text:p>
        </text:list-item>
        <text:list-item>
          <text:p text:style-name="P352">BR241190361865M</text:p>
        </text:list-item>
        <text:list-item>
          <text:p text:style-name="P353">BR248894623732R</text:p>
        </text:list-item>
        <text:list-item>
          <text:p text:style-name="P354">BR243285294530S</text:p>
        </text:list-item>
        <text:list-item>
          <text:p text:style-name="P355">BR243139984725S</text:p>
        </text:list-item>
        <text:list-item>
          <text:p text:style-name="P356">BR245736830311H</text:p>
        </text:list-item>
        <text:list-item>
          <text:p text:style-name="P357">BR245159124042O</text:p>
        </text:list-item>
        <text:list-item>
          <text:p text:style-name="P358">BR242701269905W</text:p>
        </text:list-item>
        <text:list-item>
          <text:p text:style-name="P359">BR243875607304I</text:p>
        </text:list-item>
        <text:list-item>
          <text:p text:style-name="P360">BR2444897494729</text:p>
        </text:list-item>
        <text:list-item>
          <text:p text:style-name="P361">BR240916365495X</text:p>
        </text:list-item>
        <text:list-item>
          <text:p text:style-name="P362">BR247801290815A</text:p>
        </text:list-item>
        <text:list-item>
          <text:p text:style-name="P363">BR244079230598I</text:p>
        </text:list-item>
        <text:list-item>
          <text:p text:style-name="P364">BR2481168639423</text:p>
        </text:list-item>
        <text:list-item>
          <text:p text:style-name="P365">BR2442242521282</text:p>
        </text:list-item>
        <text:list-item>
          <text:p text:style-name="P366">BR240885359160A</text:p>
        </text:list-item>
        <text:list-item>
          <text:p text:style-name="P367">BR246852349723X</text:p>
        </text:list-item>
        <text:list-item>
          <text:p text:style-name="P368">BR2422756512668</text:p>
        </text:list-item>
        <text:list-item>
          <text:p text:style-name="P369">BR241185670258T</text:p>
        </text:list-item>
        <text:list-item>
          <text:p text:style-name="P370">BR249096637971Z</text:p>
        </text:list-item>
        <text:list-item>
          <text:p text:style-name="P371">BR249952357983R</text:p>
        </text:list-item>
        <text:list-item>
          <text:p text:style-name="P372">BR2445831945845</text:p>
        </text:list-item>
        <text:list-item>
          <text:p text:style-name="P373">BR246719429299O</text:p>
        </text:list-item>
        <text:list-item>
          <text:p text:style-name="P374">BR247909014715Y</text:p>
        </text:list-item>
        <text:list-item>
          <text:p text:style-name="P375">BR2403837876161</text:p>
        </text:list-item>
        <text:list-item>
          <text:p text:style-name="P376">BR240904429081A</text:p>
        </text:list-item>
        <text:list-item>
          <text:p text:style-name="P377">BR241570194879Q</text:p>
        </text:list-item>
        <text:list-item>
          <text:p text:style-name="P378">BR2411696615084</text:p>
        </text:list-item>
        <text:list-item>
          <text:p text:style-name="P379">BR2490772708192</text:p>
        </text:list-item>
        <text:list-item>
          <text:p text:style-name="P380">BR2403316312904</text:p>
        </text:list-item>
        <text:list-item>
          <text:p text:style-name="P381">BR2415104615054</text:p>
        </text:list-item>
        <text:list-item>
          <text:p text:style-name="P382">BR244641402631R</text:p>
        </text:list-item>
        <text:list-item>
          <text:p text:style-name="P383">BR240500544955G</text:p>
        </text:list-item>
        <text:list-item>
          <text:p text:style-name="P384">BR245411178029H</text:p>
        </text:list-item>
        <text:list-item>
          <text:p text:style-name="P385">BR248006190432J</text:p>
        </text:list-item>
        <text:list-item>
          <text:p text:style-name="P386">BR246333668430O</text:p>
        </text:list-item>
        <text:list-item>
          <text:p text:style-name="P387">BR241427629394M</text:p>
        </text:list-item>
        <text:list-item>
          <text:p text:style-name="P388">BR242808985534S</text:p>
        </text:list-item>
        <text:list-item>
          <text:p text:style-name="P389">BR248123427261Y</text:p>
        </text:list-item>
        <text:list-item>
          <text:p text:style-name="P390">BR2406078707936</text:p>
        </text:list-item>
        <text:list-item>
          <text:p text:style-name="P391">BR249125168861P</text:p>
        </text:list-item>
        <text:list-item>
          <text:p text:style-name="P392">BR245275057385O</text:p>
        </text:list-item>
        <text:list-item>
          <text:p text:style-name="P393">BR2411442748070</text:p>
        </text:list-item>
        <text:list-item>
          <text:p text:style-name="P394">BR245059905979U</text:p>
        </text:list-item>
        <text:list-item>
          <text:p text:style-name="P395">BR248213266622S</text:p>
        </text:list-item>
        <text:list-item>
          <text:p text:style-name="P396">BR2419875333001</text:p>
        </text:list-item>
        <text:list-item>
          <text:p text:style-name="P397">BR246043142483X</text:p>
        </text:list-item>
        <text:list-item>
          <text:p text:style-name="P398">BR2442674019903</text:p>
        </text:list-item>
        <text:list-item>
          <text:p text:style-name="P399">BR2446091559272</text:p>
        </text:list-item>
        <text:list-item>
          <text:p text:style-name="P400">BR2438309215612</text:p>
        </text:list-item>
        <text:list-item>
          <text:p text:style-name="P401">BR2458167844617</text:p>
        </text:list-item>
        <text:list-item>
          <text:p text:style-name="P402">BR243724886891Y</text:p>
        </text:list-item>
        <text:list-item>
          <text:p text:style-name="P403">BR2487826702077</text:p>
        </text:list-item>
        <text:list-item>
          <text:p text:style-name="P404">BR241843753384U</text:p>
        </text:list-item>
        <text:list-item>
          <text:p text:style-name="P405">BR248625165788Y</text:p>
        </text:list-item>
        <text:list-item>
          <text:p text:style-name="P406">BR2478713562615</text:p>
        </text:list-item>
        <text:list-item>
          <text:p text:style-name="P407">BR2442777491854</text:p>
        </text:list-item>
        <text:list-item>
          <text:p text:style-name="P408">BR2435782558415</text:p>
        </text:list-item>
        <text:list-item>
          <text:p text:style-name="P409">BR243511203153K</text:p>
        </text:list-item>
        <text:list-item>
          <text:p text:style-name="P410">BR246450980326O</text:p>
        </text:list-item>
        <text:list-item>
          <text:p text:style-name="P411">BR246692343494R</text:p>
        </text:list-item>
        <text:list-item>
          <text:p text:style-name="P412">BR246493725597K</text:p>
        </text:list-item>
        <text:list-item>
          <text:p text:style-name="P413">BR241064580416R</text:p>
        </text:list-item>
        <text:list-item>
          <text:p text:style-name="P414">BR2407430416405</text:p>
        </text:list-item>
        <text:list-item>
          <text:p text:style-name="P415">BR249718315403R</text:p>
        </text:list-item>
        <text:list-item>
          <text:p text:style-name="P416">BR242006240408M</text:p>
        </text:list-item>
        <text:list-item>
          <text:p text:style-name="P417">BR248714984871U</text:p>
        </text:list-item>
        <text:list-item>
          <text:p text:style-name="P418">BR245258911580R</text:p>
        </text:list-item>
        <text:list-item>
          <text:p text:style-name="P419">BR240671868108L</text:p>
        </text:list-item>
        <text:list-item>
          <text:p text:style-name="P420">BR249175587440P</text:p>
        </text:list-item>
        <text:list-item>
          <text:p text:style-name="P421">BR243277617466P</text:p>
        </text:list-item>
        <text:list-item>
          <text:p text:style-name="P422">BR248128858822G</text:p>
        </text:list-item>
        <text:list-item>
          <text:p text:style-name="P423">BR2416959126732</text:p>
        </text:list-item>
        <text:list-item>
          <text:p text:style-name="P424">BR247624932682E</text:p>
        </text:list-item>
        <text:list-item>
          <text:p text:style-name="P425">BR244829956939D</text:p>
        </text:list-item>
        <text:list-item>
          <text:p text:style-name="P426">BR2493411344238</text:p>
        </text:list-item>
        <text:list-item>
          <text:p text:style-name="P427">BR243758131777F</text:p>
        </text:list-item>
        <text:list-item>
          <text:p text:style-name="P428">BR244097836499D</text:p>
        </text:list-item>
        <text:list-item>
          <text:p text:style-name="P429">BR2452277125735</text:p>
        </text:list-item>
        <text:list-item>
          <text:p text:style-name="P430">BR244310353024Q</text:p>
        </text:list-item>
        <text:list-item>
          <text:p text:style-name="P431">BR240971085961E</text:p>
        </text:list-item>
        <text:list-item>
          <text:p text:style-name="P432">BR2477963047453</text:p>
        </text:list-item>
        <text:list-item>
          <text:p text:style-name="P433">BR243495253186H</text:p>
        </text:list-item>
        <text:list-item>
          <text:p text:style-name="P434">BR2458130131364</text:p>
        </text:list-item>
        <text:list-item>
          <text:p text:style-name="P435">BR2409413117722</text:p>
        </text:list-item>
        <text:list-item>
          <text:p text:style-name="P436">BR244888094554K</text:p>
        </text:list-item>
        <text:list-item>
          <text:p text:style-name="P437">BR249966542063I</text:p>
        </text:list-item>
        <text:list-item>
          <text:p text:style-name="P438">BR248996377998I</text:p>
        </text:list-item>
        <text:list-item>
          <text:p text:style-name="P439">BR240436327164J</text:p>
        </text:list-item>
        <text:list-item>
          <text:p text:style-name="P440">BR2470239158043</text:p>
        </text:list-item>
        <text:list-item>
          <text:p text:style-name="P441">BR247466052054M</text:p>
        </text:list-item>
        <text:list-item>
          <text:p text:style-name="P442">BR2450409094974</text:p>
        </text:list-item>
        <text:list-item>
          <text:p text:style-name="P443">BR244318016684I</text:p>
        </text:list-item>
        <text:list-item>
          <text:p text:style-name="P444">BR2410009624608</text:p>
        </text:list-item>
        <text:list-item>
          <text:p text:style-name="P445">BR247348144377Q</text:p>
        </text:list-item>
        <text:list-item>
          <text:p text:style-name="P446">BR248305061746M</text:p>
        </text:list-item>
        <text:list-item>
          <text:p text:style-name="P447">BR246028933150J</text:p>
        </text:list-item>
        <text:list-item>
          <text:p text:style-name="P448">BR245949466266Q</text:p>
        </text:list-item>
        <text:list-item>
          <text:p text:style-name="P449">BR240581918459I</text:p>
        </text:list-item>
        <text:list-item>
          <text:p text:style-name="P450">BR244426958802Y</text:p>
        </text:list-item>
        <text:list-item>
          <text:p text:style-name="P451">BR246573558417Q</text:p>
        </text:list-item>
        <text:list-item>
          <text:p text:style-name="P452">BR246691487298X</text:p>
        </text:list-item>
        <text:list-item>
          <text:p text:style-name="P453">BR2456636217740</text:p>
        </text:list-item>
        <text:list-item>
          <text:p text:style-name="P454">BR243158519450T</text:p>
        </text:list-item>
        <text:list-item>
          <text:p text:style-name="P455">BR242265914348A</text:p>
        </text:list-item>
        <text:list-item>
          <text:p text:style-name="P456">BR2404965150905</text:p>
        </text:list-item>
        <text:list-item>
          <text:p text:style-name="P457">BR246040514711Y</text:p>
        </text:list-item>
        <text:list-item>
          <text:p text:style-name="P458">BR242110199042V</text:p>
        </text:list-item>
        <text:list-item>
          <text:p text:style-name="P459">BR243440513504Q</text:p>
        </text:list-item>
        <text:list-item>
          <text:p text:style-name="P460">BR244245267747A</text:p>
        </text:list-item>
        <text:list-item>
          <text:p text:style-name="P461">BR247179470913J</text:p>
        </text:list-item>
        <text:list-item>
          <text:p text:style-name="P462">BR2443762094606</text:p>
        </text:list-item>
        <text:list-item>
          <text:p text:style-name="P463">BR249143200367C</text:p>
        </text:list-item>
        <text:list-item>
          <text:p text:style-name="P464">BR246791910815S</text:p>
        </text:list-item>
        <text:list-item>
          <text:p text:style-name="P465">BR246671311146D</text:p>
        </text:list-item>
        <text:list-item>
          <text:p text:style-name="P466">BR246807818208S</text:p>
        </text:list-item>
        <text:list-item>
          <text:p text:style-name="P467">BR244874672005X</text:p>
        </text:list-item>
        <text:list-item>
          <text:p text:style-name="P468">BR248282351103L</text:p>
        </text:list-item>
        <text:list-item>
          <text:p text:style-name="P469">BR242417442343Y</text:p>
        </text:list-item>
        <text:list-item>
          <text:p text:style-name="P470">BR2490671696953</text:p>
        </text:list-item>
        <text:list-item>
          <text:p text:style-name="P471">BR2496333171068</text:p>
        </text:list-item>
        <text:list-item>
          <text:p text:style-name="P472">BR245573301095Y</text:p>
        </text:list-item>
        <text:list-item>
          <text:p text:style-name="P473">BR245353071965W</text:p>
        </text:list-item>
        <text:list-item>
          <text:p text:style-name="P474">BR243966044333H</text:p>
        </text:list-item>
        <text:list-item>
          <text:p text:style-name="P475">BR243039139920N</text:p>
        </text:list-item>
        <text:list-item>
          <text:p text:style-name="P476">BR245921146722L</text:p>
        </text:list-item>
        <text:list-item>
          <text:p text:style-name="P477">BR241733703983I</text:p>
        </text:list-item>
        <text:list-item>
          <text:p text:style-name="P478">BR249561219202G</text:p>
        </text:list-item>
        <text:list-item>
          <text:p text:style-name="P479">BR2404959290755</text:p>
        </text:list-item>
        <text:list-item>
          <text:p text:style-name="P480">BR241522528191K</text:p>
        </text:list-item>
        <text:list-item>
          <text:p text:style-name="P481">BR244073723289J</text:p>
        </text:list-item>
        <text:list-item>
          <text:p text:style-name="P482">BR243425024829L</text:p>
        </text:list-item>
        <text:list-item>
          <text:p text:style-name="P483">BR249578042279C</text:p>
        </text:list-item>
        <text:list-item>
          <text:p text:style-name="P484">BR240712280003V</text:p>
        </text:list-item>
        <text:list-item>
          <text:p text:style-name="P485">BR247154847507O</text:p>
        </text:list-item>
        <text:list-item>
          <text:p text:style-name="P486">BR248995150788O</text:p>
        </text:list-item>
        <text:list-item>
          <text:p text:style-name="P487">BR2477413035962</text:p>
        </text:list-item>
        <text:list-item>
          <text:p text:style-name="P488">BR2423867466262</text:p>
        </text:list-item>
        <text:list-item>
          <text:p text:style-name="P489">BR248339378401J</text:p>
        </text:list-item>
        <text:list-item>
          <text:p text:style-name="P490">BR248637851948S</text:p>
        </text:list-item>
        <text:list-item>
          <text:p text:style-name="P491">BR2458201783124</text:p>
        </text:list-item>
        <text:list-item>
          <text:p text:style-name="P492">BR2471185069640</text:p>
        </text:list-item>
        <text:list-item>
          <text:p text:style-name="P493">BR2437360950026</text:p>
        </text:list-item>
        <text:list-item>
          <text:p text:style-name="P494">BR248697524058F</text:p>
        </text:list-item>
        <text:list-item>
          <text:p text:style-name="P495">BR241895972626G</text:p>
        </text:list-item>
        <text:list-item>
          <text:p text:style-name="P496">BR246249036956J</text:p>
        </text:list-item>
        <text:list-item>
          <text:p text:style-name="P497">BR246915911130H</text:p>
        </text:list-item>
        <text:list-item>
          <text:p text:style-name="P498">BR249984872100T</text:p>
        </text:list-item>
        <text:list-item>
          <text:p text:style-name="P499">BR2498399492084</text:p>
        </text:list-item>
        <text:list-item>
          <text:p text:style-name="P500">BR241530081807Z</text:p>
        </text:list-item>
        <text:list-item>
          <text:p text:style-name="P501">BR246720316755M</text:p>
        </text:list-item>
        <text:list-item>
          <text:p text:style-name="P502">BR240480315932H</text:p>
        </text:list-item>
        <text:list-item>
          <text:p text:style-name="P503">BR2456483682014</text:p>
        </text:list-item>
        <text:list-item>
          <text:p text:style-name="P504">BR247365811769T</text:p>
        </text:list-item>
        <text:list-item>
          <text:p text:style-name="P505">BR2438928759548</text:p>
        </text:list-item>
        <text:list-item>
          <text:p text:style-name="P506">BR241541185028S</text:p>
        </text:list-item>
        <text:list-item>
          <text:p text:style-name="P507">BR246879720305J</text:p>
        </text:list-item>
        <text:list-item>
          <text:p text:style-name="P508">BR242494174796B</text:p>
        </text:list-item>
        <text:list-item>
          <text:p text:style-name="P509">BR245622809733I</text:p>
        </text:list-item>
        <text:list-item>
          <text:p text:style-name="P510">BR244460754362S</text:p>
        </text:list-item>
        <text:list-item>
          <text:p text:style-name="P511">BR2401808007042</text:p>
        </text:list-item>
        <text:list-item>
          <text:p text:style-name="P512">BR2405683581107</text:p>
        </text:list-item>
        <text:list-item>
          <text:p text:style-name="P513">BR2470387902482</text:p>
        </text:list-item>
        <text:list-item>
          <text:p text:style-name="P514">BR246737210174Y</text:p>
        </text:list-item>
        <text:list-item>
          <text:p text:style-name="P515">BR240266733763E</text:p>
        </text:list-item>
        <text:list-item>
          <text:p text:style-name="P516">BR2427822613067</text:p>
        </text:list-item>
        <text:list-item>
          <text:p text:style-name="P517">BR244288868402S</text:p>
        </text:list-item>
        <text:list-item>
          <text:p text:style-name="P518">BR247712017156R</text:p>
        </text:list-item>
        <text:list-item>
          <text:p text:style-name="P519">BR246719594944G</text:p>
        </text:list-item>
        <text:list-item>
          <text:p text:style-name="P520">BR247934607238O</text:p>
        </text:list-item>
        <text:list-item>
          <text:p text:style-name="P521">BR242815174073H</text:p>
        </text:list-item>
        <text:list-item>
          <text:p text:style-name="P522">BR2443332876416</text:p>
        </text:list-item>
        <text:list-item>
          <text:p text:style-name="P523">BR2418419790319</text:p>
        </text:list-item>
        <text:list-item>
          <text:p text:style-name="P524">BR2445214434626</text:p>
        </text:list-item>
        <text:list-item>
          <text:p text:style-name="P525">BR246360563734I</text:p>
        </text:list-item>
        <text:list-item>
          <text:p text:style-name="P526">BR249370136983O</text:p>
        </text:list-item>
        <text:list-item>
          <text:p text:style-name="P527">BR243658229535O</text:p>
        </text:list-item>
        <text:list-item>
          <text:p text:style-name="P528">BR247120117391P</text:p>
        </text:list-item>
        <text:list-item>
          <text:p text:style-name="P529">BR249847703909J</text:p>
        </text:list-item>
        <text:list-item>
          <text:p text:style-name="P530">BR242033729587N</text:p>
        </text:list-item>
        <text:list-item>
          <text:p text:style-name="P531">BR249538821250Z</text:p>
        </text:list-item>
        <text:list-item>
          <text:p text:style-name="P532">BR240583668916I</text:p>
        </text:list-item>
        <text:list-item>
          <text:p text:style-name="P533">BR245454396293W</text:p>
        </text:list-item>
        <text:list-item>
          <text:p text:style-name="P534">BR242087438836V</text:p>
        </text:list-item>
        <text:list-item>
          <text:p text:style-name="P535">BR2495281256366</text:p>
        </text:list-item>
        <text:list-item>
          <text:p text:style-name="P536">BR245097946532T</text:p>
        </text:list-item>
        <text:list-item>
          <text:p text:style-name="P537">BR244447279854R</text:p>
        </text:list-item>
        <text:list-item>
          <text:p text:style-name="P538">BR243714941319K</text:p>
        </text:list-item>
        <text:list-item>
          <text:p text:style-name="P539">BR2416985430198</text:p>
        </text:list-item>
        <text:list-item>
          <text:p text:style-name="P540">BR243249246198M</text:p>
        </text:list-item>
        <text:list-item>
          <text:p text:style-name="P541">BR242739391585Q</text:p>
        </text:list-item>
        <text:list-item>
          <text:p text:style-name="P542">BR249279375781D</text:p>
        </text:list-item>
        <text:list-item>
          <text:p text:style-name="P543">BR248267428684N</text:p>
        </text:list-item>
        <text:list-item>
          <text:p text:style-name="P544">BR240250115917A</text:p>
        </text:list-item>
        <text:list-item>
          <text:p text:style-name="P545">BR242869988148O</text:p>
        </text:list-item>
        <text:list-item>
          <text:p text:style-name="P546">BR242554348028X</text:p>
        </text:list-item>
        <text:list-item>
          <text:p text:style-name="P547">BR2419130930245</text:p>
        </text:list-item>
        <text:list-item>
          <text:p text:style-name="P548">BR242458923760J</text:p>
        </text:list-item>
        <text:list-item>
          <text:p text:style-name="P549">BR241249451360D</text:p>
        </text:list-item>
        <text:list-item>
          <text:p text:style-name="P550">BR240712060370D</text:p>
        </text:list-item>
        <text:list-item>
          <text:p text:style-name="P551">BR242794472989I</text:p>
        </text:list-item>
        <text:list-item>
          <text:p text:style-name="P552">BR2440194089006</text:p>
        </text:list-item>
        <text:list-item>
          <text:p text:style-name="P553">BR244390091844U</text:p>
        </text:list-item>
        <text:list-item>
          <text:p text:style-name="P554">BR244171281692L</text:p>
        </text:list-item>
        <text:list-item>
          <text:p text:style-name="P555">BR2478779768925</text:p>
        </text:list-item>
        <text:list-item>
          <text:p text:style-name="P556">BR241732426891T</text:p>
        </text:list-item>
        <text:list-item>
          <text:p text:style-name="P557">BR2482179446728</text:p>
        </text:list-item>
        <text:list-item>
          <text:p text:style-name="P558">BR248560995562S</text:p>
        </text:list-item>
        <text:list-item>
          <text:p text:style-name="P559">BR2418430304367</text:p>
        </text:list-item>
        <text:list-item>
          <text:p text:style-name="P560">BR241319507256K</text:p>
        </text:list-item>
        <text:list-item>
          <text:p text:style-name="P561">BR2457072668310</text:p>
        </text:list-item>
        <text:list-item>
          <text:p text:style-name="P562">BR246442042887Q</text:p>
        </text:list-item>
        <text:list-item>
          <text:p text:style-name="P563">BR244646686233C</text:p>
        </text:list-item>
        <text:list-item>
          <text:p text:style-name="P564">BR242418698719P</text:p>
        </text:list-item>
        <text:list-item>
          <text:p text:style-name="P565">BR243989333789D</text:p>
        </text:list-item>
        <text:list-item>
          <text:p text:style-name="P566">BR2440533575220</text:p>
        </text:list-item>
        <text:list-item>
          <text:p text:style-name="P567">BR245825961355B</text:p>
        </text:list-item>
        <text:list-item>
          <text:p text:style-name="P568">BR243914167671S</text:p>
        </text:list-item>
        <text:list-item>
          <text:p text:style-name="P569">BR248579389454F</text:p>
        </text:list-item>
        <text:list-item>
          <text:p text:style-name="P570">BR240694474655G</text:p>
        </text:list-item>
        <text:list-item>
          <text:p text:style-name="P571">BR240741241476C</text:p>
        </text:list-item>
        <text:list-item>
          <text:p text:style-name="P572">BR2463559061060</text:p>
        </text:list-item>
        <text:list-item>
          <text:p text:style-name="P573">BR2486486269823</text:p>
        </text:list-item>
        <text:list-item>
          <text:p text:style-name="P574">BR243528170954R</text:p>
        </text:list-item>
        <text:list-item>
          <text:p text:style-name="P575">BR243808853707P</text:p>
        </text:list-item>
        <text:list-item>
          <text:p text:style-name="P576">BR245034126671G</text:p>
        </text:list-item>
        <text:list-item>
          <text:p text:style-name="P577">BR247273522159N</text:p>
        </text:list-item>
        <text:list-item>
          <text:p text:style-name="P578">BR247735049464H</text:p>
        </text:list-item>
        <text:list-item>
          <text:p text:style-name="P579">BR246766182474J</text:p>
        </text:list-item>
        <text:list-item>
          <text:p text:style-name="P580">BR243842320063C</text:p>
        </text:list-item>
        <text:list-item>
          <text:p text:style-name="P581">BR246809339314U</text:p>
        </text:list-item>
        <text:list-item>
          <text:p text:style-name="P582">BR249230821270P</text:p>
        </text:list-item>
        <text:list-item>
          <text:p text:style-name="P583">BR249999769706Y</text:p>
        </text:list-item>
        <text:list-item>
          <text:p text:style-name="P584">BR242713462494M</text:p>
        </text:list-item>
        <text:list-item>
          <text:p text:style-name="P585">BR248406581559R</text:p>
        </text:list-item>
        <text:list-item>
          <text:p text:style-name="P586">BR245301297253T</text:p>
        </text:list-item>
        <text:list-item>
          <text:p text:style-name="P587">BR244905559955M</text:p>
        </text:list-item>
        <text:list-item>
          <text:p text:style-name="P588">BR248505544937L</text:p>
        </text:list-item>
        <text:list-item>
          <text:p text:style-name="P589">BR249802550511T</text:p>
        </text:list-item>
        <text:list-item>
          <text:p text:style-name="P590">BR247981986628Y</text:p>
        </text:list-item>
        <text:list-item>
          <text:p text:style-name="P591">BR2435965164432</text:p>
        </text:list-item>
        <text:list-item>
          <text:p text:style-name="P592">BR2463362180880</text:p>
        </text:list-item>
        <text:list-item>
          <text:p text:style-name="P593"><text:span text:style-name="T594">br247756833598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31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288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31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1T20:41:00Z</meta:creation-date>
    <dc:date>2024-07-31T20:41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9" meta:word-count="720" meta:character-count="4599" meta:row-count="32" meta:non-whitespace-character-count="3888"/>
  </office:meta>
</office:document-meta>
</file>